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row table:style-name="ro1">
          <table:table-cell office:value-type="string">
            <text:p>ds</text:p>
          </table:table-cell>
        </table:table-row>
        <table:table-row table:style-name="ro1"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</table:table-row>
        <table:table-row table:style-name="ro1">
          <table:table-cell office:value-type="float" office:value="7">
            <text:p>7</text:p>
          </table:table-cell>
        </table:table-row>
        <table:table-row table:style-name="ro1"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00">
            <text:p>1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15.06.2011</text:date>, <text:time>17:34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8T09:27:38</meta:creation-date>
    <dc:date>2011-06-15T17:34:20</dc:date>
    <meta:editing-duration>PT00H04M47S</meta:editing-duration>
    <meta:editing-cycles>4</meta:editing-cycles>
    <meta:generator>OpenOffice.org/3.2$Linux OpenOffice.org_project/320m19$Build-9505</meta:generator>
    <meta:document-statistic meta:table-count="1" meta:cell-count="101" meta:object-count="0"/>
  </office:meta>
</office:document-meta>
</file>